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2">
      <style:text-properties fo:font-weight="bold" style:font-weight-asian="bold" style:font-weight-complex="bold"/>
    </style:style>
    <style:style style:name="P2" style:family="paragraph" style:parent-style-name="Text_20_body" style:list-style-name="L1"/>
    <style:style style:name="P3" style:family="paragraph" style:parent-style-name="Text_20_body" style:list-style-name="L1">
      <style:paragraph-properties fo:margin-top="0cm" fo:margin-bottom="0cm" style:contextual-spacing="false"/>
    </style:style>
    <style:style style:name="P4" style:family="paragraph" style:parent-style-name="Text_20_body" style:list-style-name="L2"/>
    <style:style style:name="P5" style:family="paragraph" style:parent-style-name="Text_20_body" style:list-style-name="L2">
      <style:paragraph-properties fo:margin-top="0cm" fo:margin-bottom="0cm" style:contextual-spacing="false"/>
    </style:style>
    <style:style style:name="P6" style:family="paragraph" style:parent-style-name="Text_20_body" style:list-style-name="L3"/>
    <style:style style:name="P7" style:family="paragraph" style:parent-style-name="Text_20_body" style:list-style-name="L3">
      <style:paragraph-properties fo:margin-top="0cm" fo:margin-bottom="0cm" style:contextual-spacing="false"/>
    </style:style>
    <style:style style:name="P8" style:family="paragraph" style:parent-style-name="Text_20_body">
      <style:text-properties fo:font-weight="bold" style:font-weight-asian="bold" style:font-weight-complex="bold"/>
    </style:style>
    <style:style style:name="P9" style:family="paragraph" style:parent-style-name="Text_20_body" style:list-style-name="L4"/>
    <style:style style:name="P10" style:family="paragraph" style:parent-style-name="Text_20_body" style:list-style-name="L4">
      <style:paragraph-properties fo:margin-top="0cm" fo:margin-bottom="0cm" style:contextual-spacing="false"/>
    </style:style>
    <style:style style:name="P11" style:family="paragraph" style:parent-style-name="Text_20_body" style:list-style-name="L5"/>
    <style:style style:name="P12" style:family="paragraph" style:parent-style-name="Text_20_body" style:list-style-name="L5">
      <style:paragraph-properties fo:margin-top="0cm" fo:margin-bottom="0cm" style:contextual-spacing="false"/>
    </style:style>
    <style:style style:name="T1" style:family="text">
      <style:text-properties officeooo:rsid="00072894"/>
    </style:style>
    <style:style style:name="T2" style:family="text">
      <style:text-properties fo:font-size="15pt" officeooo:rsid="00072894" style:font-size-asian="15pt" style:font-size-complex="15pt"/>
    </style:style>
    <style:style style:name="T3" style:family="text">
      <style:text-properties fo:font-style="italic" officeooo:rsid="00072894" style:font-style-asian="italic" style:font-style-complex="italic"/>
    </style:style>
    <style:style style:name="T4" style:family="text">
      <style:text-properties officeooo:rsid="00085fcc"/>
    </style:style>
    <style:style style:name="T5" style:family="text">
      <style:text-properties officeooo:rsid="00088ec1"/>
    </style:style>
    <style:style style:name="T6" style:family="text">
      <style:text-properties officeooo:rsid="000a751b"/>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Compte-Rendu : <text:span text:style-name="T1">Projet J2E <text:s text:c="10"/></text:span><text:span text:style-name="T2">Bergeret Clovis</text:span></text:h>
      <text:p text:style-name="Horizontal_20_Line"/>
      <text:h text:style-name="Heading_20_2" text:outline-level="2">Introduction</text:h>
      <text:p text:style-name="Text_20_body">Ce compte-rendu vise à présenter la structure du projet <text:span text:style-name="T1">J2E , mené dans le contexte du cours de J2E donné au master TSI.</text:span> <text:span text:style-name="T1">Ce rapport vise à </text:span>fournir une compréhension approfondie <text:span text:style-name="T1">de l’</text:span>organisation, d<text:span text:style-name="T1">es </text:span>composants et de<text:span text:style-name="T1">s </text:span>fonctionnalités <text:span text:style-name="T1">du projet .</text:span></text:p>
      <text:h text:style-name="Heading_20_2" text:outline-level="2">Architecture Globale</text:h>
      <text:p text:style-name="Text_20_body"><text:span text:style-name="T4">L’architecture de ce projet est de type</text:span> MVC (Modèle-Vue-Contrôleur) pour assurer la séparation des préoccupations et la maintenabilité du code. <text:span text:style-name="T4">Les 3 composants sont répartis ainsi</text:span> :</text:p>
      <text:list xml:id="list1124806060" text:style-name="L1">
        <text:list-item>
          <text:p text:style-name="P3"><text:span text:style-name="Strong_20_Emphasis">Modèle</text:span> : Contient les classes qui représentent les données et la logique métier de l'application. Il s'agit <text:span text:style-name="T1">ici</text:span> des <text:span text:style-name="T4">classes liées aux bases</text:span> de données et des classes de service.</text:p>
        </text:list-item>
        <text:list-item>
          <text:p text:style-name="P3"><text:span text:style-name="Strong_20_Emphasis">Vue</text:span> : Représente la couche d'interface utilisateur de l'application. <text:span text:style-name="T5">Cette partie</text:span> est responsable de la présentation des données et de l'interaction avec l'utilisateur. <text:span text:style-name="T1">Dans ce projet, les vues sont gérée par ThymeLeaf.</text:span></text:p>
        </text:list-item>
        <text:list-item>
          <text:p text:style-name="P2"><text:span text:style-name="Strong_20_Emphasis">Contrôleur</text:span> : Agit comme un intermédiaire entre le modèle et la vue. Il gère les requêtes de l'utilisateur, appelle les méthodes appropriées d<text:span text:style-name="T4">es classes de </text:span>modèle et renvoie les résultats à la vue.</text:p>
        </text:list-item>
      </text:list>
      <text:h text:style-name="Heading_20_2" text:outline-level="2">Structure des Répertoires</text:h>
      <text:p text:style-name="Text_20_body">La structure des répertoires du projet est organisée <text:span text:style-name="T4">comme suit : </text:span></text:p>
      <text:list xml:id="list3179130662" text:style-name="L2">
        <text:list-item>
          <text:p text:style-name="P5"><text:span text:style-name="Strong_20_Emphasis">src/main/java</text:span> : Contient le code source Java de l'application, y compris les packages pour les contrôleurs, les services, les entités, etc.</text:p>
        </text:list-item>
        <text:list-item>
          <text:p text:style-name="P5"><text:span text:style-name="Strong_20_Emphasis">src/main/resources</text:span> : Contient les fichiers de configuration, les fichiers de propriétés, les fichiers de vues (HTML, CSS, JavaScript) et d'autres ressources nécessaires à l'application.</text:p>
        </text:list-item>
        <text:list-item>
          <text:p text:style-name="P4"><text:span text:style-name="Strong_20_Emphasis">target</text:span> : Contient les fichiers générés lors de la compilation du projet, y compris les fichiers JAR ou WAR.</text:p>
        </text:list-item>
      </text:list>
      <text:h text:style-name="Heading_20_2" text:outline-level="2">Composants Principaux</text:h>
      <text:p text:style-name="Text_20_body">Les principaux composants du projet comprennent :</text:p>
      <text:list xml:id="list995754977" text:style-name="L3">
        <text:list-item>
          <text:p text:style-name="P7"><text:span text:style-name="Strong_20_Emphasis">Contrôleurs (Controllers)</text:span> : Responsables de la gestion des requêtes HTTP, de l'interaction avec les services et de la redirection vers les vues appropriées.</text:p>
        </text:list-item>
        <text:list-item>
          <text:p text:style-name="P7"><text:span text:style-name="Strong_20_Emphasis">Services (Services)</text:span> : Contiennent la logique métier de l'application, y compris les opérations CRUD (Create, Read, Update, Delete) et d'autres fonctionnalités spécifiques.</text:p>
        </text:list-item>
        <text:list-item>
          <text:p text:style-name="P7"><text:span text:style-name="Strong_20_Emphasis"><text:span text:style-name="T1">Modèles</text:span></text:span><text:span text:style-name="Strong_20_Emphasis"> (</text:span><text:span text:style-name="Strong_20_Emphasis"><text:span text:style-name="T1">Models</text:span></text:span><text:span text:style-name="Strong_20_Emphasis">)</text:span> : Représentent les objets métier de l'application et sont mappés sur les tables de la base de données, <text:span text:style-name="T5">avec un attribut par colonne de la table.</text:span></text:p>
        </text:list-item>
        <text:list-item>
          <text:p text:style-name="P7"><text:soft-page-break/><text:span text:style-name="Strong_20_Emphasis">Repositories (Repositories)</text:span> : Gèrent l'accès aux données de la base de données en fournissant des méthodes pour effectuer des opérations de lecture, d'écriture et de suppression. <text:span text:style-name="T1">Dans ce projet, les objets </text:span><text:span text:style-name="T3">repositories</text:span><text:span text:style-name="T1"> sont issus de Hibernate.</text:span></text:p>
        </text:list-item>
        <text:list-item>
          <text:p text:style-name="P6"><text:span text:style-name="Strong_20_Emphasis">Vues (Views)</text:span> : Fichiers HTML, CSS et JavaScript qui définissent l'interface utilisateur de l'application. <text:span text:style-name="T1">Comme mentionné plus haut, les vues sont gérées par </text:span><text:span text:style-name="T6">ThymeLeaf</text:span><text:span text:style-name="T1"> pour afficher facilement toutes les données issues de la ba</text:span><text:span text:style-name="T6">se</text:span><text:span text:style-name="T1"> de donnée</text:span><text:span text:style-name="T6">s</text:span><text:span text:style-name="T1"> utilisée.</text:span></text:p>
        </text:list-item>
      </text:list>
      <text:h text:style-name="P1" text:outline-level="2">Technologies Utilisées</text:h>
      <text:p text:style-name="Text_20_body"><text:span text:style-name="T1">Pour résumer, c</text:span>e projet utilise les technologies suivantes :</text:p>
      <text:list xml:id="list130160471" text:style-name="L4">
        <text:list-item>
          <text:p text:style-name="P10"><text:span text:style-name="Strong_20_Emphasis">Spring Framework</text:span> : Framework Java pour le développement d'applications d'entreprise, offrant une architecture modulaire et des fonctionnalités telles que l'inversion de contrôle (IoC) et l'injection de dépendances.</text:p>
        </text:list-item>
        <text:list-item>
          <text:p text:style-name="P10"><text:span text:style-name="Strong_20_Emphasis">Thymeleaf</text:span> : Moteur de template HTML qui permet d'intégrer des données dynamiques dans les pages web de manière efficace et élégante.</text:p>
        </text:list-item>
        <text:list-item>
          <text:p text:style-name="P10"><text:span text:style-name="Strong_20_Emphasis">Hibernate</text:span> : Framework de mapping objet-relationnel (ORM) pour Java, utilisé pour faciliter la manipulation des données dans la base de données relationnelle.</text:p>
        </text:list-item>
        <text:list-item>
          <text:p text:style-name="P10"><text:span text:style-name="Strong_20_Emphasis">PostgreSQL</text:span> : Système de gestion de base de données relationnelle open source, utilisé comme SGBD principal pour stocker les données de l'application.</text:p>
        </text:list-item>
        <text:list-item>
          <text:p text:style-name="P9"><text:span text:style-name="Strong_20_Emphasis">HTML, CSS, JavaScript</text:span> : Langages de développement web standard pour la création d'interfaces utilisateur interactives et attrayantes.Technologies Utilisées</text:p>
        </text:list-item>
      </text:list>
      <text:p text:style-name="Text_20_body">Le projet utilise les technologies suivantes :</text:p>
      <text:list xml:id="list2189568857" text:style-name="L5">
        <text:list-item>
          <text:p text:style-name="P12"><text:span text:style-name="Strong_20_Emphasis">Spring Framework</text:span> : Framework Java pour le développement d'applications d'entreprise, offrant une architecture modulaire et des fonctionnalités telles que l'inversion de contrôle (IoC) et l'injection de dépendances.</text:p>
        </text:list-item>
        <text:list-item>
          <text:p text:style-name="P12"><text:span text:style-name="Strong_20_Emphasis">Thymeleaf</text:span> : Moteur de template HTML qui permet d'intégrer des données dynamiques dans les pages web de manière efficace et élégante.</text:p>
        </text:list-item>
        <text:list-item>
          <text:p text:style-name="P12"><text:span text:style-name="Strong_20_Emphasis">Hibernate</text:span> : Framework de mapping objet-relationnel (ORM) pour Java, utilisé pour faciliter la manipulation des données dans la base de données relationnelle.</text:p>
        </text:list-item>
        <text:list-item>
          <text:p text:style-name="P12"><text:span text:style-name="Strong_20_Emphasis">PostgreSQL</text:span> : Système de gestion de base de données relationnelle open source, utilisé comme SGBD principal pour stocker les données de l'application.</text:p>
        </text:list-item>
        <text:list-item>
          <text:p text:style-name="P11"><text:span text:style-name="Strong_20_Emphasis">HTML, CSS, JavaScript</text:span> : Langages de développement web standar<text:span text:style-name="T1">ds.</text:span></text:p>
        </text:list-item>
      </text:list>
      <text:p text:style-name="P8"/>
      <text:h text:style-name="Heading_20_2" text:outline-level="2">Conclusion</text:h>
      <text:p text:style-name="Text_20_body">La structure d<text:span text:style-name="T4">e ce projet </text:span>est conçue de manière à favoriser la maintenabilité, la scalabilité et la lisibilité du code. En suivant une architecture bien définie et une structure de répertoires organisée, le projet offre un environnement de développement cohérent et structuré pour son évolution continue. <text:span text:style-name="T4">Il sera donc ainsi plutôt facile d’ajouter de nouvelles fonctionna<text:tab/>lités à ce projet.</text:span></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10T16:26:21.123218275</meta:creation-date>
    <dc:date>2024-02-10T16:57:26.589578252</dc:date>
    <meta:editing-duration>PT24S</meta:editing-duration>
    <meta:editing-cycles>1</meta:editing-cycles>
    <meta:generator>LibreOffice/7.3.7.2$Linux_X86_64 LibreOffice_project/30$Build-2</meta:generator>
    <meta:document-statistic meta:table-count="0" meta:image-count="0" meta:object-count="0" meta:page-count="2" meta:paragraph-count="35" meta:word-count="716" meta:character-count="4747" meta:non-whitespace-character-count="4076"/>
  </office:meta>
</office:document-meta>
</file>